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109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identifier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R23FFF11A</text:p>
          </table:table-cell>
          <table:table-cell office:value-type="string" calcext:value-type="string">
            <text:p>MNXR01, exchange protons</text:p>
          </table:table-cell>
        </table:table-row>
        <table:table-row table:style-name="ro2">
          <table:table-cell office:value-type="string" calcext:value-type="string">
            <text:p>R73FE6BA</text:p>
          </table:table-cell>
          <table:table-cell office:value-type="string" calcext:value-type="string">
            <text:p>MNXR01, exchange protons</text:p>
          </table:table-cell>
        </table:table-row>
        <table:table-row table:style-name="ro2">
          <table:table-cell office:value-type="string" calcext:value-type="string">
            <text:p>R6A7FDE5A</text:p>
          </table:table-cell>
          <table:table-cell office:value-type="string" calcext:value-type="string">
            <text:p>MNXR01, exchange protons</text:p>
          </table:table-cell>
        </table:table-row>
        <table:table-row table:style-name="ro2">
          <table:table-cell office:value-type="string" calcext:value-type="string">
            <text:p>R4EBFC9FA</text:p>
          </table:table-cell>
          <table:table-cell office:value-type="string" calcext:value-type="string">
            <text:p>MNXR01, exchange protons</text:p>
          </table:table-cell>
        </table:table-row>
        <table:table-row table:style-name="ro2">
          <table:table-cell office:value-type="string" calcext:value-type="string">
            <text:p>R5547336</text:p>
          </table:table-cell>
          <table:table-cell office:value-type="string" calcext:value-type="string">
            <text:p>MNXR01, exchange protons</text:p>
          </table:table-cell>
        </table:table-row>
        <table:table-row table:style-name="ro2">
          <table:table-cell office:value-type="string" calcext:value-type="string">
            <text:p>RA5B1C3F8</text:p>
          </table:table-cell>
          <table:table-cell office:value-type="string" calcext:value-type="string">
            <text:p>MNXR01, exchange protons</text:p>
          </table:table-cell>
        </table:table-row>
        <table:table-row table:style-name="ro2">
          <table:table-cell office:value-type="string" calcext:value-type="string">
            <text:p>R71EBDD10</text:p>
          </table:table-cell>
          <table:table-cell office:value-type="string" calcext:value-type="string">
            <text:p>MNXR01, exchange protons</text:p>
          </table:table-cell>
        </table:table-row>
        <table:table-row table:style-name="ro2">
          <table:table-cell office:value-type="string" calcext:value-type="string">
            <text:p>R4089591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82B271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FB50D1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7184D2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5E917A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717731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96FDB0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65CB13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EFECF3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B68F2C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47CAC7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B1983B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458E2C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4A0A2D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BC58D1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A1643D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B5145F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B7CFC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52653D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A25607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A437C1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A6732A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A9F72B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6CE084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8BE451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7AD40D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663779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7BA2DC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8B91E6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8030CA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970725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64DADB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794F7E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85BFC8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9D0C26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99290B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739883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985FDA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63CDCC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41AB01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50FD28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5B5C04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EB8279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58B2C0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A881FA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55722A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B8D4B5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5404FB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B3002E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BFC3A2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AF96ED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18D09E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717521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7714E7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7DC31A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86510C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94E9E1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6F7BF7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6E0D26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7F5B0F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93FEF6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1E7A7D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2836BD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453FFD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464A1B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5E82E0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695EE1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6FE148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82DD96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9A156D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A961BC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AC59AD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BD7932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D99816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DB7D31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EB3D7E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EF9F20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020016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036289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2B591B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352E49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65735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68D460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701C9B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717E04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870D99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A7BCF0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C7F504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CF7FFF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DC4819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F02905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F2CC22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10F3EB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25813B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52EE51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653250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7DFAAB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8B8936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8C5400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922352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A5FF53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D3B950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E7E2E9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FE488D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0E7D3E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10F832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903FF2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C8343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D0C76F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D3B289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D68A98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E08DAE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E117E1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E1A4C7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E5B5BF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E679F1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E71B6E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07C180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1A316A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1C8EC3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444CFB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44BB8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59BC11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5C8400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5D14C1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70E51C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72003B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9B666B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EC42F7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F48A0C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045C78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04AE26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0EC1FA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32E2E6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419CF4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5DA4E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69A766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6A20DE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77D034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867E9F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9DC382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9EB664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A42AD1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AA1F83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DD3B1F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E6C535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F3BF24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F46212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27CC2D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48204A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7B549B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7C89AD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935054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A097A3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A1461A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A3A33D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A51C94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C815D4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D0DD2F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D857D4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E691EF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F7432E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26A640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778C1C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8817E5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A14EE8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BE5B25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00FC5A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1834A1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1B4147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2AD0B1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3455BD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3A9D3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44AC17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72AB21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73316E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C5FB16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E99A0A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F152F1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332B63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336095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444409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46A12E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4A715B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682515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6B50F3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70EDEE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7730D8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814345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8236A3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9CB3AF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B5EAA2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B70F85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EC4A05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F482FE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2214D0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264E5E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34E979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4B471E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4DF8B7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4F1D90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55304C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8DC7EA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903700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A67BC0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B9241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D2DE8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2452FE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553B95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78CA48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7C23E0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96712E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A0974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DD442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E3B095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FD3599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76ABC0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85E04C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9625F4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997239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A81191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B7F602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CABD42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DEA5CC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F021F7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F7FCC1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2ADB68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6C6E02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98F8B8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AEB478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B499A4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C3BD38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C50291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D990E4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DB75C3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DDCA6A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F49367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09B963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2182F1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2367D6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3BAF2D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3FF5A3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4A3418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4C8BB1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4DE92E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87B9AF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914406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BD251A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E5157C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5DF706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B49156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C4DEAE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582709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C80D5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CDF141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22274C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E15D40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29B7A2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8E3759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DD39C3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D8EB10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716F9D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BB6BC6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2521F8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FDD65E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5C150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6199AB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121E3E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5ACADC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47D228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B67C83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EFDC24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382895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CA0186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E6609A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0E848C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1A3BDE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41AC26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56BB44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645F53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75C885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896EA1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ACEB8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B75B0A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CC0A41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E5A819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EAD195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1326CB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25D1FE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360D9F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3E534C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44A472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450207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5288B6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5BEC5D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635942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78B02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9CEC47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BFE06A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D08EE2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D3BB01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E10638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E37C8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EF5950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F8D61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FFFEBF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2E52EA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468770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485889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5AE7FE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6C0D89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8FFEC0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AA49D9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AAC8D6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AAD40A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B35963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B55946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D0BF79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E25B6E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07162E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082BCE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2F4AB3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693D72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7BFDE9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A31211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A663BB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BA823A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CAA503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CB1FAA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D80736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F32025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09A162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146799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16E94D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5D8BEB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7B0E7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86CC23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919EB3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A696DD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B6E312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C3717C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C5B43A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EBACEE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EC4F4C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FAA58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09C440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308E04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3B65A5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58C64D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81CA32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838185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91FB91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BCCBE4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BFA729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D0D4E3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F8887E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2FB242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3317AF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3BD57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677EC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718DAF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8A55FA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940E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A49491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AB287E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AD822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BD5D94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DB57F7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DEFE7C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ECC24A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017DDA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08401F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27A790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3541C9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4A5B10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4C5B35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4FB6F7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685685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8FF282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91D9BB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A1AE3A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C45547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CBADC4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26E85F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31FF3D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3EC2DD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3F3C18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4A33A5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7BA63D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945CE9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A391E4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AF9879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CCA642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01A86C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6A6ED7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8450D8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884599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8CD7B4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96B71F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C84D91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D5CF06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176D12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3A05D7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5A5721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7DF33F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890A56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94941D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C1D7D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DDBD0C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E83A28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FC4187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12E6F8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1EB64B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41AEDC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476B9A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657AD3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6E0D3F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9B53BD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DD1FFC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F2BD81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3AD34E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40A57F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611D98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7653D4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830CC8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9321B7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9970BF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9E0F50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A2714C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C0E89C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D20EC5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E506AB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F2346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FA5258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15CC30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2734FB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2E3320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36A32D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452DBA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497C97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4DF266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4E5BC8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AE4543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C05401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04773F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160CB5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470EB8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53F418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78D894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84FFBF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D5FDB2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F889AB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CD9153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0F7259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3527F1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15D451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28B924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295D6E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498F8A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534EB7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66ACEE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91F17A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9C61D4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9E04D1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AE6B43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EA4E6A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F68721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1FCED36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12C8FE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3E5E82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D554FF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F4C40C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F73221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0DA605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267795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546E13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7511EE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7D9205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BBB56D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E24CB9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F00B4C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F17081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FAD824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FFE905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0EDA07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2FFEDF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35CFA1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B9FFB4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E525EE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EB5CD4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FA7F9D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046FD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0ADA3D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226F11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31381F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5BE614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7053B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712984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A32D46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25DC44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44740A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511B76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65D8B7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A3B5E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C78C69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DB707C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55E17F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B466F6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EAE41A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279061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51A5F3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8B0779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8DF74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C1AC36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C36A5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C96AFE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D6A636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ECF5EE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1EC2CF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3720DF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6092C6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7FEA67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88302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C2B6D3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00AEB7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1F6B9B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30F03F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317A0E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407D986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4E3655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80963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9B539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A5C9BC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AAE22F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BFA61C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C99E40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E8D118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EF1EFF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1AC485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381D1E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52424C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854558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8A62BA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934841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AA5186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B6F1A9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E1285E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E49DB3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FB8AD6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0562DC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1D2022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2A1B4C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547749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69AFEA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9E8EAA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11113A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170724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5C1274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672034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8300FF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CB9DA5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0EC118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115860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15DAE9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1D6C5C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325081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365D3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370BB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3FC02F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400D2D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5DFB81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65B90B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6E9D39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A9856E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C8035B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028299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1EB312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277742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291FA0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5F9AA9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7C1EB1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95EA90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A18BC4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B6B93A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57C19A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2D178D2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40389E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B47BCA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602604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E341F8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42383F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69EE9D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F329B8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55C13B2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8EF593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7B88E0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E14159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D33722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918E8E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C4CE269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FA35C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4262E38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512411F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3E3B99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76C14D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9A17A6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6D0246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08A412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2FC3B2A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C2E313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1C842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84B6786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284EA2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9E3965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45ED9DF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51ECAF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626AB3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6CBCA07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ADA2A92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09181A0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BEA1B4E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0E2459E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CB284F51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0C88E1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18A5E33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5BE064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EEF5D9BC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4DA92B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FF08EA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3340F175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7A79F60D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D407588</text:p>
          </table:table-cell>
          <table:table-cell office:value-type="string" calcext:value-type="string">
            <text:p>exchange with BOUNDARY</text:p>
          </table:table-cell>
        </table:table-row>
        <table:table-row table:style-name="ro2">
          <table:table-cell office:value-type="string" calcext:value-type="string">
            <text:p>RDE4AC46D</text:p>
          </table:table-cell>
          <table:table-cell office:value-type="string" calcext:value-type="string">
            <text:p>exchange with BOUNDA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 style:data-style-name="N2" text:time-value="18:11:25.593478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13:16.782127449</meta:creation-date>
    <meta:generator>LibreOffice/5.4.5.1$Linux_X86_64 LibreOffice_project/40m0$Build-1</meta:generator>
    <dc:date>2018-03-06T18:39:56.243625044</dc:date>
    <meta:editing-duration>PT36M14S</meta:editing-duration>
    <meta:editing-cycles>4</meta:editing-cycles>
    <meta:document-statistic meta:table-count="1" meta:cell-count="1282" meta:object-count="0"/>
  </office:meta>
</office:document-meta>
</file>